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HASE 1: Foundations &amp; Light ML Exposure </text:span></text:h>
      <text:h text:style-name="Heading_20_3" text:outline-level="3"><text:span text:style-name="Strong_20_Emphasis">Lane 1 — Mathematics Core</text:span></text:h>
      <text:list text:style-name="L1">
        <text:list-item>
          <text:p text:style-name="P1">Linear Algebra (primary focus)</text:p>
        </text:list-item>
        <text:list-item>
          <text:p text:style-name="P1">Selected chapters from: Mathematics for Machine Learning</text:p>
        </text:list-item>
        <text:list-item>
          <text:p text:style-name="P1">Focus areas:</text:p>
          <text:list>
            <text:list-item>
              <text:p text:style-name="P1">Vector spaces</text:p>
            </text:list-item>
            <text:list-item>
              <text:p text:style-name="P1">Matrix multiplication</text:p>
            </text:list-item>
            <text:list-item>
              <text:p text:style-name="P1">Eigenvalues &amp; eigenvectors</text:p>
            </text:list-item>
            <text:list-item>
              <text:p text:style-name="P1">Gradients</text:p>
            </text:list-item>
          </text:list>
        </text:list-item>
      </text:list>
      <text:h text:style-name="Heading_20_3" text:outline-level="3"><text:span text:style-name="Strong_20_Emphasis">Lane 2 — Python Engineering</text:span></text:h>
      <text:list text:style-name="L2">
        <text:list-item>
          <text:p text:style-name="P2">Core Python</text:p>
        </text:list-item>
        <text:list-item>
          <text:p text:style-name="P2">Numpy (numerical computing)</text:p>
        </text:list-item>
        <text:list-item>
          <text:p text:style-name="P2">Basic OOP (classes, inheritance)</text:p>
        </text:list-item>
        <text:list-item>
          <text:p text:style-name="P2">Data structures (lists, dicts, sets, tuples)</text:p>
        </text:list-item>
        <text:list-item>
          <text:p text:style-name="P2">References:</text:p>
          <text:list>
            <text:list-item>
              <text:p text:style-name="P2">Official Python documentation</text:p>
            </text:list-item>
            <text:list-item>
              <text:p text:style-name="P2">NumPy tutorials</text:p>
            </text:list-item>
          </text:list>
        </text:list-item>
      </text:list>
      <text:h text:style-name="Heading_20_3" text:outline-level="3"><text:span text:style-name="Strong_20_Emphasis">Lane 3 — Light ML Exposure</text:span></text:h>
      <text:list text:style-name="L3">
        <text:list-item>
          <text:p text:style-name="P3">Linear regression</text:p>
        </text:list-item>
        <text:list-item>
          <text:p text:style-name="P3">Logistic regression</text:p>
        </text:list-item>
        <text:list-item>
          <text:p text:style-name="P3">Overfitting &amp; underfitting concepts</text:p>
        </text:list-item>
        <text:list-item>
          <text:p text:style-name="P3">Tools: scikit-learn</text:p>
        </text:list-item>
        <text:list-item>
          <text:p text:style-name="P3">Goal: Understand model behavior, not full derivations</text:p>
        </text:list-item>
      </text:list>
      <text:h text:style-name="Heading_20_3" text:outline-level="3"><text:span text:style-name="Strong_20_Emphasis">Lane 4 — Data Handling &amp; Visualization</text:span></text:h>
      <text:list text:style-name="L4">
        <text:list-item>
          <text:p text:style-name="P4">Pandas (data manipulation)</text:p>
        </text:list-item>
        <text:list-item>
          <text:p text:style-name="P4">Matplotlib &amp; Seaborn (visualization)</text:p>
        </text:list-item>
        <text:list-item>
          <text:p text:style-name="P4">Integrate visualizations with ML models to build intuition</text:p>
        </text:list-item>
      </text:list>
      <text:h text:style-name="Heading_20_2" text:outline-level="2"><text:soft-page-break/><text:span text:style-name="Strong_20_Emphasis">PHASE 2: Intermediate ML &amp; Mathematics </text:span></text:h>
      <text:h text:style-name="Heading_20_3" text:outline-level="3"><text:span text:style-name="Strong_20_Emphasis">Lane 1 — Calculus &amp; Optimization</text:span></text:h>
      <text:list text:style-name="L5">
        <text:list-item>
          <text:p text:style-name="P5">Multivariable calculus</text:p>
        </text:list-item>
        <text:list-item>
          <text:p text:style-name="P5">Chain rule</text:p>
        </text:list-item>
        <text:list-item>
          <text:p text:style-name="P5">Gradient descent</text:p>
        </text:list-item>
        <text:list-item>
          <text:p text:style-name="P5">Convex optimization basics</text:p>
        </text:list-item>
        <text:list-item>
          <text:p text:style-name="P5">Continue Deisenroth</text:p>
        </text:list-item>
      </text:list>
      <text:h text:style-name="Heading_20_3" text:outline-level="3"><text:span text:style-name="Strong_20_Emphasis">Lane 2 — Probability &amp; Statistics</text:span></text:h>
      <text:list text:style-name="L6">
        <text:list-item>
          <text:p text:style-name="P6">Discrete probability</text:p>
        </text:list-item>
        <text:list-item>
          <text:p text:style-name="P6">Random variables</text:p>
        </text:list-item>
        <text:list-item>
          <text:p text:style-name="P6">Expectation &amp; variance</text:p>
        </text:list-item>
        <text:list-item>
          <text:p text:style-name="P6">Gaussian distribution</text:p>
        </text:list-item>
        <text:list-item>
          <text:p text:style-name="P6">Gradually: All of Statistics</text:p>
        </text:list-item>
      </text:list>
      <text:h text:style-name="Heading_20_3" text:outline-level="3"><text:span text:style-name="Strong_20_Emphasis">Lane 3 — ML Foundations (Serious Level)</text:span></text:h>
      <text:list text:style-name="L7">
        <text:list-item>
          <text:p text:style-name="P7">Derive linear regression &amp; logistic regression</text:p>
        </text:list-item>
        <text:list-item>
          <text:p text:style-name="P7">Regularization (L1, L2)</text:p>
        </text:list-item>
        <text:list-item>
          <text:p text:style-name="P7">Bias–variance tradeoff</text:p>
        </text:list-item>
        <text:list-item>
          <text:p text:style-name="P7">Use: Hands-On Machine Learning (Géron) — critically, not just coding</text:p>
        </text:list-item>
      </text:list>
      <text:h text:style-name="Heading_20_3" text:outline-level="3"><text:span text:style-name="Strong_20_Emphasis">Lane 4 — Practical Probability Experiments in Python</text:span></text:h>
      <text:list text:style-name="L8">
        <text:list-item>
          <text:p text:style-name="P8">Dice rolls, random sampling, Gaussian simulations</text:p>
        </text:list-item>
        <text:list-item>
          <text:p text:style-name="P8">Integrate with visualization &amp; small regression experiments</text:p>
        </text:list-item>
      </text:list>
      <text:h text:style-name="Heading_20_2" text:outline-level="2"><text:span text:style-name="Strong_20_Emphasis">PHASE 3: Advanced ML &amp; Deep Learning</text:span></text:h>
      <text:h text:style-name="Heading_20_3" text:outline-level="3"><text:span text:style-name="Strong_20_Emphasis">Lane 1 — Advanced ML Theory</text:span></text:h>
      <text:list text:style-name="L9">
        <text:list-item>
          <text:p text:style-name="P9">SVM derivation &amp; kernel trick</text:p>
        </text:list-item>
        <text:list-item>
          <text:p text:style-name="P9">EM algorithm</text:p>
        </text:list-item>
        <text:list-item>
          <text:p text:style-name="P9">PCA with full linear algebra reasoning</text:p>
        </text:list-item>
      </text:list>
      <text:h text:style-name="Heading_20_3" text:outline-level="3"><text:soft-page-break/><text:span text:style-name="Strong_20_Emphasis">Lane 2 — Deep Learning</text:span></text:h>
      <text:list text:style-name="L10">
        <text:list-item>
          <text:p text:style-name="P10">PyTorch basics</text:p>
        </text:list-item>
        <text:list-item>
          <text:p text:style-name="P10">Backpropagation derivation</text:p>
        </text:list-item>
        <text:list-item>
          <text:p text:style-name="P10">Neural networks from scratch</text:p>
        </text:list-item>
        <text:list-item>
          <text:p text:style-name="P10">CNN fundamentals</text:p>
        </text:list-item>
        <text:list-item>
          <text:p text:style-name="P10">Eventually: Deep Learning</text:p>
        </text:list-item>
      </text:list>
      <text:h text:style-name="Heading_20_3" text:outline-level="3"><text:span text:style-name="Strong_20_Emphasis">Lane 3 — Engineering Practice</text:span></text:h>
      <text:list text:style-name="L11">
        <text:list-item>
          <text:p text:style-name="P11">Git version control</text:p>
        </text:list-item>
        <text:list-item>
          <text:p text:style-name="P11">Linux basics</text:p>
        </text:list-item>
        <text:list-item>
          <text:p text:style-name="P11">Writing clean, modular code</text:p>
        </text:list-item>
        <text:list-item>
          <text:p text:style-name="P11">Experiment tracking &amp; reproducibility</text:p>
        </text:list-item>
      </text:list>
      <text:h text:style-name="Heading_20_2" text:outline-level="2"><text:span text:style-name="Strong_20_Emphasis">PHASE X: Pre-Creation </text:span></text:h>
      <text:h text:style-name="Heading_20_3" text:outline-level="3"><text:span text:style-name="Strong_20_Emphasis">Lane 0 — Engineering Best Practices</text:span></text:h>
      <text:list text:style-name="L12">
        <text:list-item>
          <text:p text:style-name="P12">Unit testing</text:p>
        </text:list-item>
        <text:list-item>
          <text:p text:style-name="P12">Logging</text:p>
        </text:list-item>
        <text:list-item>
          <text:p text:style-name="P12">Virtual environments &amp; dependency management</text:p>
        </text:list-item>
      </text:list>
      <text:h text:style-name="Heading_20_3" text:outline-level="3"><text:span text:style-name="Strong_20_Emphasis">Lane 1 — Research Exposure</text:span></text:h>
      <text:list text:style-name="L13">
        <text:list-item>
          <text:p text:style-name="P13">Study research papers: GPT-2, GPT-3, LLaMA</text:p>
        </text:list-item>
        <text:list-item>
          <text:p text:style-name="P13">Analyze architectures, scaling, and training strategies</text:p>
        </text:list-item>
      </text:list>
      <text:h text:style-name="Heading_20_3" text:outline-level="3"><text:span text:style-name="Strong_20_Emphasis">Lane 2 — Small Domain Tools</text:span></text:h>
      <text:list text:style-name="L14">
        <text:list-item>
          <text:p text:style-name="P14">Build small domain-specific AI tools</text:p>
        </text:list-item>
        <text:list-item>
          <text:p text:style-name="P14">Experiment with data pipelines &amp; simple model deployment</text:p>
        </text:list-item>
      </text:list>
      <text:h text:style-name="Heading_20_3" text:outline-level="3"><text:span text:style-name="Strong_20_Emphasis">Lane 3 — Open Source Contribution</text:span></text:h>
      <text:list text:style-name="L15">
        <text:list-item>
          <text:p text:style-name="P15">Contribute to ML projects to understand large-scale training practices</text:p>
        </text:list-item>
      </text:list>
      <text:h text:style-name="Heading_20_2" text:outline-level="2"><text:span text:style-name="Strong_20_Emphasis">PHASE Q: Creation Phase </text:span></text:h>
      <text:h text:style-name="Heading_20_3" text:outline-level="3"><text:span text:style-name="Strong_20_Emphasis">Lane 1 — Sequence Models</text:span></text:h>
      <text:list text:style-name="L16">
        <text:list-item>
          <text:p text:style-name="P16">Small sequence models or LSTM on toy datasets</text:p>
        </text:list-item>
      </text:list>
      <text:h text:style-name="Heading_20_3" text:outline-level="3"><text:soft-page-break/><text:span text:style-name="Strong_20_Emphasis">Lane 2 — Transformers</text:span></text:h>
      <text:list text:style-name="L17">
        <text:list-item>
          <text:p text:style-name="P17">Implement transformer models using PyTorch / Hugging Face</text:p>
        </text:list-item>
        <text:list-item>
          <text:p text:style-name="P17">Start with small-scale projects, gradually increase complexity</text:p>
        </text:list-item>
      </text:list>
      <text:h text:style-name="Heading_20_3" text:outline-level="3"><text:span text:style-name="Strong_20_Emphasis">Lane 3 — Research Integration</text:span></text:h>
      <text:list text:style-name="L18">
        <text:list-item>
          <text:p text:style-name="P18">Read and analyze research papers of GPT-2, GPT-3, LLaMA</text:p>
        </text:list-item>
        <text:list-item>
          <text:p text:style-name="P18">Apply insights to your experiments</text:p>
        </text:list-item>
      </text:list>
      <text:h text:style-name="Heading_20_3" text:outline-level="3"><text:span text:style-name="Strong_20_Emphasis">Lane 4 — Domain-Specific AI Tools</text:span></text:h>
      <text:list text:style-name="L19">
        <text:list-item>
          <text:p text:style-name="P19">Build full AI tools in your target domain using learned concepts</text:p>
        </text:list-item>
      </text:list>
      <text:h text:style-name="Heading_20_3" text:outline-level="3"><text:span text:style-name="Strong_20_Emphasis">Lane 5 — Open Source Collaboration</text:span></text:h>
      <text:list text:style-name="L20">
        <text:list-item>
          <text:p text:style-name="P20">Contribute to existing large-scale projects</text:p>
        </text:list-item>
        <text:list-item>
          <text:p text:style-name="P20">Learn scaling, versioning, deployment practic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2T11:44:58.117088626</meta:creation-date>
    <dc:date>2026-03-02T11:54:58.874961645</dc:date>
    <meta:editing-duration>PT10M1S</meta:editing-duration>
    <meta:editing-cycles>1</meta:editing-cycles>
    <meta:generator>LibreOffice/25.8.4.2$Linux_X86_64 LibreOffice_project/580$Build-2</meta:generator>
    <meta:document-statistic meta:table-count="0" meta:image-count="0" meta:object-count="0" meta:page-count="4" meta:paragraph-count="91" meta:word-count="459" meta:character-count="2918" meta:non-whitespace-character-count="2592"/>
  </office:meta>
</office:document-meta>
</file>